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347ea" officeooo:paragraph-rsid="00c347ea"/>
    </style:style>
    <style:style style:name="P2" style:family="paragraph" style:parent-style-name="Standard">
      <style:text-properties officeooo:rsid="00c347ea" officeooo:paragraph-rsid="00c91100"/>
    </style:style>
    <style:style style:name="P3" style:family="paragraph" style:parent-style-name="Standard">
      <style:text-properties fo:font-size="18pt" officeooo:rsid="00c91100" officeooo:paragraph-rsid="00c91100"/>
    </style:style>
    <style:style style:name="P4" style:family="paragraph" style:parent-style-name="Standard">
      <style:text-properties fo:font-size="18pt" officeooo:rsid="00cbd61a" officeooo:paragraph-rsid="00cbd61a"/>
    </style:style>
    <style:style style:name="P5" style:family="paragraph" style:parent-style-name="Standard">
      <style:text-properties officeooo:paragraph-rsid="00c54a9e"/>
    </style:style>
    <style:style style:name="P6" style:family="paragraph" style:parent-style-name="Standard">
      <style:text-properties officeooo:rsid="00cbd61a" officeooo:paragraph-rsid="00cbd61a"/>
    </style:style>
    <style:style style:name="P7" style:family="paragraph" style:parent-style-name="Standard">
      <style:text-properties fo:font-size="18pt" officeooo:rsid="00cbd61a" officeooo:paragraph-rsid="00cbd61a"/>
    </style:style>
    <style:style style:name="P8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91100" officeooo:paragraph-rsid="00c347ea" style:font-size-asian="20pt" style:font-weight-asian="bold" style:font-size-complex="20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officeooo:rsid="00c54a9e"/>
    </style:style>
    <style:style style:name="T3" style:family="text">
      <style:text-properties fo:font-size="18pt" officeooo:rsid="00c91100"/>
    </style:style>
    <style:style style:name="T4" style:family="text">
      <style:text-properties fo:font-size="18pt" officeooo:rsid="00cbd61a"/>
    </style:style>
    <style:style style:name="T5" style:family="text">
      <style:text-properties officeooo:rsid="00cbd61a"/>
    </style:style>
    <style:style style:name="T6" style:family="text">
      <style:text-properties officeooo:rsid="00cc2f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ymétries axiales</text:p>
      <text:p text:style-name="Standard"/>
      <text:p text:style-name="P6"><text:span text:style-name="T3">F</text:span><text:span text:style-name="T1">igures symétriques</text:span></text:p>
      <text:p text:style-name="P6"><text:span text:style-name="T3">p</text:span><text:span text:style-name="T1">208 : 2</text:span></text:p>
      <text:p text:style-name="P6">p209 : 6, 7, 8</text:p>
      <text:p text:style-name="P6">p215 : 45</text:p>
      <text:p text:style-name="P1"/>
      <text:p text:style-name="P1"/>
      <text:p text:style-name="P4">Symétrique d’un point</text:p>
      <text:p text:style-name="P4">oral : p212 : 27 + p213 : 34 + p216 : 52</text:p>
      <text:p text:style-name="P6">p212 : 29</text:p>
      <text:p text:style-name="P6">p208 : 4, <text:span text:style-name="T6">5, </text:span>3</text:p>
      <text:p text:style-name="P6">p209 : 10</text:p>
      <text:p text:style-name="P6">p214 : 43</text:p>
      <text:p text:style-name="P1"/>
      <text:p text:style-name="P1"/>
      <text:p text:style-name="P3">Axes de symétrie</text:p>
      <text:p text:style-name="P3">oral : <text:span text:style-name="T5">p210 : 14, 15, 16</text:span></text:p>
      <text:p text:style-name="P6">p210 : 18</text:p>
      <text:p text:style-name="P6">p211 : 21, 22, 23, 25, 26</text:p>
      <text:p text:style-name="P6">p215 : 47</text:p>
      <text:p text:style-name="P2"/>
      <text:p text:style-name="P1"/>
      <text:p text:style-name="P5"><text:span text:style-name="T2">Pro</text:span><text:span text:style-name="T3">priétés, </text:span><text:span text:style-name="T4">démonstrations</text:span></text:p>
      <text:p text:style-name="P6"><text:span text:style-name="T3">p</text:span><text:span text:style-name="T1">209 : 11, 12</text:span></text:p>
      <text:p text:style-name="P6"/>
      <text:p text:style-name="P6"/>
      <text:p text:style-name="P6">Fin de chapitre</text:p>
      <text:p text:style-name="P6">p215 : 50</text:p>
      <text:p text:style-name="P6">p217 : 6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2M41S</meta:editing-duration>
    <meta:editing-cycles>156</meta:editing-cycles>
    <meta:generator>LibreOffice/7.3.7.2$Linux_X86_64 LibreOffice_project/30$Build-2</meta:generator>
    <meta:initial-creator>Véronique et Thibaud FONTANET</meta:initial-creator>
    <dc:date>2025-04-01T16:20:34.465248778</dc:date>
    <meta:print-date>2021-01-04T09:36:06.738044778</meta:print-date>
    <meta:document-statistic meta:table-count="0" meta:image-count="0" meta:object-count="0" meta:page-count="1" meta:paragraph-count="21" meta:word-count="83" meta:character-count="324" meta:non-whitespace-character-count="262"/>
  </office:meta>
</office:document-meta>
</file>